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3c</text:p>
          </table:table-cell>
          <table:table-cell office:value-type="float" office:value="108" calcext:value-type="float">
            <text:p>108</text:p>
          </table:table-cell>
          <table:table-cell office:value-type="float" office:value="1016832" calcext:value-type="float">
            <text:p>1016832</text:p>
          </table:table-cell>
          <table:table-cell office:value-type="float" office:value="0.988" calcext:value-type="float">
            <text:p>0.988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string" calcext:value-type="string">
            <text:p>3c_1d</text:p>
          </table:table-cell>
          <table:table-cell office:value-type="float" office:value="130" calcext:value-type="float">
            <text:p>130</text:p>
          </table:table-cell>
          <table:table-cell office:value-type="float" office:value="1017664" calcext:value-type="float">
            <text:p>1017664</text:p>
          </table:table-cell>
          <table:table-cell office:value-type="float" office:value="0.9898" calcext:value-type="float">
            <text:p>0.98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c_dm</text:p>
          </table:table-cell>
          <table:table-cell office:value-type="float" office:value="127" calcext:value-type="float">
            <text:p>127</text:p>
          </table:table-cell>
          <table:table-cell office:value-type="float" office:value="321568" calcext:value-type="float">
            <text:p>321568</text:p>
          </table:table-cell>
          <table:table-cell office:value-type="float" office:value="0.9897" calcext:value-type="float">
            <text:p>0.98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c_md</text:p>
          </table:table-cell>
          <table:table-cell office:value-type="float" office:value="116" calcext:value-type="float">
            <text:p>116</text:p>
          </table:table-cell>
          <table:table-cell office:value-type="float" office:value="321568" calcext:value-type="float">
            <text:p>321568</text:p>
          </table:table-cell>
          <table:table-cell office:value-type="float" office:value="0.9895" calcext:value-type="float">
            <text:p>0.9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c1m</text:p>
          </table:table-cell>
          <table:table-cell office:value-type="float" office:value="109" calcext:value-type="float">
            <text:p>109</text:p>
          </table:table-cell>
          <table:table-cell office:value-type="float" office:value="320736" calcext:value-type="float">
            <text:p>320736</text:p>
          </table:table-cell>
          <table:table-cell office:value-type="float" office:value="0.9905" calcext:value-type="float">
            <text:p>0.99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x_cd</text:p>
          </table:table-cell>
          <table:table-cell office:value-type="float" office:value="165" calcext:value-type="float">
            <text:p>165</text:p>
          </table:table-cell>
          <table:table-cell office:value-type="float" office:value="1019328" calcext:value-type="float">
            <text:p>1019328</text:p>
          </table:table-cell>
          <table:table-cell office:value-type="float" office:value="0.9908" calcext:value-type="float">
            <text:p>0.9908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office:value-type="string" calcext:value-type="string">
            <text:p>3x_cdm</text:p>
          </table:table-cell>
          <table:table-cell office:value-type="float" office:value="98" calcext:value-type="float">
            <text:p>98</text:p>
          </table:table-cell>
          <table:table-cell office:value-type="float" office:value="94984" calcext:value-type="float">
            <text:p>94984</text:p>
          </table:table-cell>
          <table:table-cell office:value-type="float" office:value="0.9826" calcext:value-type="float">
            <text:p>0.98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x_cm</text:p>
          </table:table-cell>
          <table:table-cell office:value-type="float" office:value="59" calcext:value-type="float">
            <text:p>59</text:p>
          </table:table-cell>
          <table:table-cell office:value-type="float" office:value="91960" calcext:value-type="float">
            <text:p>91960</text:p>
          </table:table-cell>
          <table:table-cell office:value-type="float" office:value="0.9802" calcext:value-type="float">
            <text:p>0.98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x_cmd</text:p>
          </table:table-cell>
          <table:table-cell office:value-type="float" office:value="128" calcext:value-type="float">
            <text:p>128</text:p>
          </table:table-cell>
          <table:table-cell office:value-type="float" office:value="1017664" calcext:value-type="float">
            <text:p>1017664</text:p>
          </table:table-cell>
          <table:table-cell office:value-type="float" office:value="0.9901" calcext:value-type="float">
            <text:p>0.990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:Sheet1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/00/0000</text:date>, <text:time style:data-style-name="N2" text:time-value="01:53:54.516574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2:37:31.827310943</meta:creation-date>
    <dc:date>2019-06-21T01:36:08.057026806</dc:date>
    <meta:editing-duration>P1DT1H13M50S</meta:editing-duration>
    <meta:editing-cycles>6</meta:editing-cycles>
    <meta:generator>LibreOffice/5.1.6.2$Linux_X86_64 LibreOffice_project/10m0$Build-2</meta:generator>
    <meta:document-statistic meta:table-count="1" meta:cell-count="36" meta:object-count="0"/>
  </office:meta>
</office:document-meta>
</file>